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add6e7" draw:fill-color="#0096d4" fo:padding-top="-0.05cm" fo:padding-bottom="-0.05cm" fo:padding-left="-0.05cm" fo:padding-right="-0.05cm"/>
    </style:style>
    <style:style style:name="gr2" style:family="graphic" style:parent-style-name="standard">
      <style:graphic-properties svg:stroke-width="0cm" svg:stroke-color="#add6e7" draw:fill-color="#00b4ff" fo:padding-top="-0.05cm" fo:padding-bottom="-0.05cm" fo:padding-left="-0.05cm" fo:padding-right="-0.05cm"/>
    </style:style>
    <style:style style:name="gr3" style:family="graphic" style:parent-style-name="standard">
      <style:graphic-properties svg:stroke-width="0.01cm" svg:stroke-color="#add6e7" draw:fill="none" draw:fill-color="#ffffff" fo:padding-top="-0.045cm" fo:padding-bottom="-0.045cm" fo:padding-left="-0.045cm" fo:padding-right="-0.045cm"/>
    </style:style>
    <style:style style:name="gr4" style:family="graphic" style:parent-style-name="standard">
      <style:graphic-properties svg:stroke-width="0cm" svg:stroke-color="#add6e7" draw:fill-color="#005a8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6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7" style:family="graphic" style:parent-style-name="standard">
      <style:graphic-properties svg:stroke-width="0.001cm" svg:stroke-color="#ffffff" draw:fill-color="#ffffff" fo:padding-top="-0.049cm" fo:padding-bottom="-0.049cm" fo:padding-left="-0.049cm" fo:padding-right="-0.049cm"/>
    </style:style>
    <style:style style:name="gr8" style:family="graphic" style:parent-style-name="standard">
      <style:graphic-properties draw:stroke="none" svg:stroke-width="0cm" draw:fill-color="#0096d4"/>
    </style:style>
  </office:automatic-styles>
  <office:body>
    <office:drawing>
      <draw:page draw:name="page1" draw:style-name="dp1" draw:master-page-name="Default">
        <draw:g>
          <draw:glue-point draw:id="4" svg:x="-1.989cm" svg:y="-4.975cm"/>
          <draw:glue-point draw:id="5" svg:x="1.508cm" svg:y="-4.975cm"/>
          <draw:glue-point draw:id="6" svg:x="5.005cm" svg:y="-4.975cm"/>
          <draw:glue-point draw:id="7" svg:x="2.492cm" svg:y="5.026cm"/>
          <draw:glue-point draw:id="8" svg:x="-5.004cm" svg:y="-2.409cm"/>
          <draw:glue-point draw:id="9" svg:x="-5.004cm" svg:y="5.026cm"/>
          <draw:glue-point draw:id="10" svg:x="-0.499cm" svg:y="-1.214cm"/>
          <draw:polygon draw:style-name="gr1" draw:layer="layout" svg:width="1.567cm" svg:height="1.474cm" svg:x="0.004cm" svg:y="0.51cm" svg:viewBox="0 0 1568 1475" draw:points="0,1475 1568,1475 1568,0 0,0">
            <text:p/>
          </draw:polygon>
          <draw:polygon draw:style-name="gr2" draw:layer="layout" svg:width="2.095cm" svg:height="0.513cm" svg:x="0cm" svg:y="0cm" svg:viewBox="0 0 2096 514" draw:points="0,514 633,0 2096,0 1570,514">
            <text:p/>
          </draw:polygon>
          <draw:polyline draw:style-name="gr3" draw:layer="layout" svg:width="2.095cm" svg:height="0.513cm" svg:x="0cm" svg:y="0cm" svg:viewBox="0 0 2096 514" draw:points="0,514 633,0 2096,0 1570,514 0,514">
            <text:p/>
          </draw:polyline>
          <draw:polygon draw:style-name="gr4" draw:layer="layout" svg:width="0.524cm" svg:height="1.999cm" svg:x="1.57cm" svg:y="0.001cm" svg:viewBox="0 0 525 2000" draw:points="0,2000 524,1434 525,0 0,512">
            <text:p/>
          </draw:polygon>
          <draw:polyline draw:style-name="gr3" draw:layer="layout" svg:width="0.524cm" svg:height="1.999cm" svg:x="1.57cm" svg:y="0.001cm" svg:viewBox="0 0 525 2000" draw:points="0,2000 524,1434 525,0 0,512 0,2000">
            <text:p/>
          </draw:polyline>
          <draw:polygon draw:style-name="gr5" draw:layer="layout" svg:width="0.566cm" svg:height="0.107cm" svg:x="0.352cm" svg:y="0.336cm" svg:viewBox="0 0 567 108" draw:points="567,43 536,69 145,69 105,108 0,61 213,0 175,43">
            <text:p/>
          </draw:polygon>
          <draw:polygon draw:style-name="gr5" draw:layer="layout" svg:width="0.566cm" svg:height="0.107cm" svg:x="0.659cm" svg:y="0.144cm" svg:viewBox="0 0 567 108" draw:points="567,43 536,69 145,69 105,108 0,61 213,0 175,43">
            <text:p/>
          </draw:polygon>
          <draw:polygon draw:style-name="gr5" draw:layer="layout" svg:width="0.566cm" svg:height="0.107cm" svg:x="0.987cm" svg:y="0.248cm" svg:viewBox="0 0 567 108" draw:points="0,64 30,39 421,39 460,0 567,46 353,108 391,64">
            <text:p/>
          </draw:polygon>
          <draw:polygon draw:style-name="gr5" draw:layer="layout" svg:width="0.566cm" svg:height="0.107cm" svg:x="1.256cm" svg:y="0.056cm" svg:viewBox="0 0 567 108" draw:points="0,64 30,39 421,39 460,0 567,46 353,108 391,64">
            <text:p/>
          </draw:polygon>
          <draw:line draw:style-name="gr6" draw:layer="layout" svg:x1="0.47cm" svg:y1="1.349cm" svg:x2="1.429cm" svg:y2="1.349cm">
            <text:p/>
          </draw:line>
          <draw:line draw:style-name="gr6" draw:layer="layout" svg:x1="0.47cm" svg:y1="1.495cm" svg:x2="1.429cm" svg:y2="1.495cm">
            <text:p/>
          </draw:line>
          <draw:line draw:style-name="gr6" draw:layer="layout" svg:x1="1.241cm" svg:y1="0.974cm" svg:x2="1.41cm" svg:y2="0.974cm">
            <text:p/>
          </draw:line>
          <draw:line draw:style-name="gr6" draw:layer="layout" svg:x1="1.241cm" svg:y1="1.139cm" svg:x2="1.41cm" svg:y2="1.139cm">
            <text:p/>
          </draw:line>
          <draw:line draw:style-name="gr6" draw:layer="layout" svg:x1="0.218cm" svg:y1="1.636cm" svg:x2="1.44cm" svg:y2="1.636cm">
            <text:p/>
          </draw:line>
          <draw:line draw:style-name="gr6" draw:layer="layout" svg:x1="1.241cm" svg:y1="0.638cm" svg:x2="1.41cm" svg:y2="0.638cm">
            <text:p/>
          </draw:line>
          <draw:line draw:style-name="gr6" draw:layer="layout" svg:x1="1.241cm" svg:y1="0.803cm" svg:x2="1.41cm" svg:y2="0.803cm">
            <text:p/>
          </draw:line>
          <draw:line draw:style-name="gr6" draw:layer="layout" svg:x1="0.188cm" svg:y1="1.822cm" svg:x2="1.439cm" svg:y2="1.822cm">
            <text:p/>
          </draw:line>
          <draw:path draw:style-name="gr7" draw:layer="layout" svg:width="0.149cm" svg:height="0.228cm" svg:x="0.289cm" svg:y="0.764cm" svg:viewBox="0 0 150 229" svg:d="m8 118 18-118h115v35h-89l-8 48 26-9h27c30 0 53 36 53 66v18c0 35-36 71-71 71h-18c-31 0-61-31-61-62h39c0 13 9 26 22 26h18c18 0 31-17 31-35v-18c0-17-9-35-27-35h-17l-22 13z">
            <text:p/>
          </draw:path>
          <draw:path draw:style-name="gr7" draw:layer="layout" svg:width="0.149cm" svg:height="0.228cm" svg:x="0.508cm" svg:y="0.764cm" svg:viewBox="0 0 150 229" svg:d="m8 118 18-118h115v35h-89l-8 48 26-9h27c30 0 53 36 53 66v18c0 35-36 71-71 71h-18c-31 0-61-31-61-62h39c0 13 9 26 22 26h18c18 0 31-17 31-35v-18c0-17-9-35-27-35h-17l-22 13z">
            <text:p/>
          </draw:path>
          <draw:path draw:style-name="gr5" draw:layer="layout" svg:width="0.145cm" svg:height="0.228cm" svg:x="0.736cm" svg:y="0.768cm" svg:viewBox="0 0 146 229" svg:d="m0 92v44c0 44 22 93 66 93h13c44 0 67-49 67-93v-44c0-44-23-92-67-92h-13c-44 0-66 48-66 92z">
            <text:p/>
          </draw:path>
          <draw:path draw:style-name="gr8" draw:layer="layout" svg:width="0.07cm" svg:height="0.167cm" svg:x="0.776cm" svg:y="0.799cm" svg:viewBox="0 0 71 168" svg:d="m0 61v45c0 31 0 62 31 62h8c32 0 32-31 32-62v-45c0-31 0-61-32-61h-8c-31 0-31 30-31 61z">
            <text:p/>
          </draw:path>
          <draw:path draw:style-name="gr5" draw:layer="layout" svg:width="0.145cm" svg:height="0.228cm" svg:x="0.955cm" svg:y="0.768cm" svg:viewBox="0 0 146 229" svg:d="m0 92v44c0 44 22 93 66 93h13c44 0 67-49 67-93v-44c0-44-23-92-67-92h-13c-44 0-66 48-66 92z">
            <text:p/>
          </draw:path>
          <draw:path draw:style-name="gr8" draw:layer="layout" svg:width="0.07cm" svg:height="0.167cm" svg:x="0.995cm" svg:y="0.799cm" svg:viewBox="0 0 71 168" svg:d="m0 61v45c0 31 0 62 31 62h8c32 0 32-31 32-62v-45c0-31 0-61-32-61h-8c-31 0-31 30-31 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group 5500</dc:title>
    <meta:creation-date>2011-02-07T16:39:19</meta:creation-date>
    <meta:editing-duration>P0D</meta:editing-duration>
    <meta:editing-cycles>1</meta:editing-cycles>
    <meta:document-statistic meta:object-count="24"/>
    <meta:generator>OpenOffice.org/3.3$Linux OpenOffice.org_project/330m20$Build-9567</meta:generator>
  </office:meta>
</office:document-meta>
</file>